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Standar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 style:list-style-name="L39"/>
    <style:style style:name="P40" style:family="paragraph" style:parent-style-name="Text_20_body" style:list-style-name="L40"/>
    <style:style style:name="P41" style:family="paragraph" style:parent-style-name="Text_20_body" style:list-style-name="L41"/>
    <style:style style:name="P42" style:family="paragraph" style:parent-style-name="Text_20_body" style:list-style-name="L42"/>
    <style:style style:name="P43" style:family="paragraph" style:parent-style-name="Text_20_body" style:list-style-name="L43"/>
    <style:style style:name="P44" style:family="paragraph" style:parent-style-name="Preformatted_20_Text">
      <style:paragraph-properties style:writing-mode="lr-tb"/>
    </style:style>
    <style:style style:name="P45" style:family="paragraph" style:parent-style-name="Preformatted_20_Text">
      <style:paragraph-properties fo:margin-top="0cm" fo:margin-bottom="0.499cm"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AM Microservice (JWT / OAuth2 Resource Server, MySQL, modular, mandantenfähig)</text:h>
      <text:h text:style-name="Heading_20_2" text:outline-level="2">1. Dokumentinformationen</text:h>
      <text:list xml:id="list5884766991230710712" text:style-name="L1">
        <text:list-item>
          <text:p text:style-name="P1"><text:span text:style-name="Strong_20_Emphasis">Titel:</text:span> Pflichtenheft – IAM Microservice (Identity &amp; Access Management)</text:p>
        </text:list-item>
        <text:list-item>
          <text:p text:style-name="P1"><text:span text:style-name="Strong_20_Emphasis">Version:</text:span> 1.0</text:p>
        </text:list-item>
        <text:list-item>
          <text:p text:style-name="P1"><text:span text:style-name="Strong_20_Emphasis">Ziel:</text:span> Wiederverwendbarer IAM-Microservice für Rollen, Rechte, Modul-Freigaben und Mandanten-Admins</text:p>
        </text:list-item>
      </text:list>
      <text:p text:style-name="Text_20_body"/>
      <text:h text:style-name="Heading_20_2" text:outline-level="2">2. Ziel und Zweck</text:h>
      <text:p text:style-name="Text_20_body">Der IAM-Service ist ein eigenständiger <text:span text:style-name="Strong_20_Emphasis">Microservice</text:span>, der in modularen, mandantenfähigen Systemen die <text:span text:style-name="Strong_20_Emphasis">Autorisierung</text:span> (Berechtigungsverwaltung &amp; Rechteauskunft) bereitstellt.</text:p>
      <text:p text:style-name="Text_20_body">Kernfunktion:</text:p>
      <text:p text:style-name="Quotations">„Welche Rechte hat Subject X (User oder Service Account) im Modul Y für Tenant T?“</text:p>
      <text:p text:style-name="Text_20_body">Der Service liefert eine Liste effektiver Rechte und berücksichtigt:</text:p>
      <text:list xml:id="list7744055059704304198" text:style-name="L2">
        <text:list-item>
          <text:p text:style-name="P2">Tenant-Zugehörigkeit</text:p>
        </text:list-item>
        <text:list-item>
          <text:p text:style-name="P2">Modul-Freigabe je Tenant (enabled/disabled)</text:p>
        </text:list-item>
        <text:list-item>
          <text:p text:style-name="P2">Rollen, Rollenzuweisungen</text:p>
        </text:list-item>
        <text:list-item>
          <text:p text:style-name="P2">Tenant Admin und System Admin Sonderregeln</text:p>
        </text:list-item>
        <text:list-item>
          <text:p text:style-name="P2">optional Scope (Kontext: Team/OrgUnit/Location/Project)</text:p>
        </text:list-item>
        <text:list-item>
          <text:p text:style-name="P2">optional Deny/Overrides (SOLL)</text:p>
        </text:list-item>
      </text:list>
      <text:p text:style-name="Text_20_body"/>
      <text:h text:style-name="Heading_20_2" text:outline-level="2">3. Geltungsbereich und Abgrenzung</text:h>
      <text:h text:style-name="Heading_20_3" text:outline-level="3">3.1 In Scope (MUSS)</text:h>
      <text:list xml:id="list4943071703031272545" text:style-name="L3">
        <text:list-item>
          <text:p text:style-name="P3">Verwaltung von <text:span text:style-name="Strong_20_Emphasis">Modulen</text:span> (moduleKey) und <text:span text:style-name="Strong_20_Emphasis">Permission-Katalog</text:span></text:p>
        </text:list-item>
        <text:list-item>
          <text:p text:style-name="P3">Verwaltung von <text:span text:style-name="Strong_20_Emphasis">Tenant-Modulfreigaben</text:span></text:p>
        </text:list-item>
        <text:list-item>
          <text:p text:style-name="P3">Verwaltung von <text:span text:style-name="Strong_20_Emphasis">Rollen</text:span> (tenant-spezifisch)</text:p>
        </text:list-item>
        <text:list-item>
          <text:p text:style-name="P3">Verwaltung von <text:span text:style-name="Strong_20_Emphasis">Zuweisungen</text:span> (Subject ↔ Role ↔ Tenant, optional Scope)</text:p>
        </text:list-item>
        <text:list-item>
          <text:p text:style-name="P3">Verwaltung von <text:span text:style-name="Strong_20_Emphasis">Tenant Admins</text:span> (mindestens 1 pro Tenant, Lebenszyklusregel)</text:p>
        </text:list-item>
        <text:list-item>
          <text:p text:style-name="P3">Verwaltung von <text:span text:style-name="Strong_20_Emphasis">System Admins</text:span> (tenant-unabhängig)</text:p>
        </text:list-item>
        <text:list-item>
          <text:p text:style-name="P3"><text:soft-page-break/>Verwaltung von <text:span text:style-name="Strong_20_Emphasis">Service Accounts</text:span> (Maschinenidentitäten)</text:p>
        </text:list-item>
        <text:list-item>
          <text:p text:style-name="P3">Bereitstellung von APIs zur <text:span text:style-name="Strong_20_Emphasis">Rechteabfrage</text:span> pro Modul</text:p>
        </text:list-item>
        <text:list-item>
          <text:p text:style-name="P3">Persistenz in <text:span text:style-name="Strong_20_Emphasis">MySQL</text:span></text:p>
        </text:list-item>
        <text:list-item>
          <text:p text:style-name="P3">Audit-Felder auf allen Entitäten (createdBy/modifiedBy/deletedBy)</text:p>
        </text:list-item>
        <text:list-item>
          <text:p text:style-name="P3"><text:span text:style-name="Strong_20_Emphasis">JWT-basierte Absicherung</text:span> (OAuth2 Resource Server)</text:p>
        </text:list-item>
      </text:list>
      <text:h text:style-name="Heading_20_3" text:outline-level="3">3.2 Out of Scope (nicht Bestandteil)</text:h>
      <text:list xml:id="list1053235262451367300" text:style-name="L4">
        <text:list-item>
          <text:p text:style-name="P4">Authentifizierung (Login/Token-Ausgabe/Refresh) → separater Auth-Service / IdP</text:p>
        </text:list-item>
        <text:list-item>
          <text:p text:style-name="P4">User-Stammdaten/Profil → separater User-Service</text:p>
        </text:list-item>
        <text:list-item>
          <text:p text:style-name="P4">Scope-Existenzvalidierung (z. B. ob TeamId existiert) → Domänenservices</text:p>
        </text:list-item>
      </text:list>
      <text:p text:style-name="Text_20_body"/>
      <text:h text:style-name="Heading_20_2" text:outline-level="2">4. Randbedingungen (Technisch / Nicht-Funktional)</text:h>
      <text:list xml:id="list5546849618898014262" text:style-name="L5">
        <text:list-item>
          <text:p text:style-name="P5"><text:span text:style-name="Strong_20_Emphasis">Datenbank:</text:span> MySQL (InnoDB)</text:p>
        </text:list-item>
        <text:list-item>
          <text:p text:style-name="P5"><text:span text:style-name="Strong_20_Emphasis">Architektur:</text:span> Microservice, stateless, horizontal skalierbar</text:p>
        </text:list-item>
        <text:list-item>
          <text:p text:style-name="P5"><text:span text:style-name="Strong_20_Emphasis">APIs:</text:span> REST/JSON, Versionierung <text:span text:style-name="Source_20_Text">/v1</text:span></text:p>
        </text:list-item>
        <text:list-item>
          <text:p text:style-name="P5"><text:span text:style-name="Strong_20_Emphasis">Security:</text:span> OAuth2 Resource Server (JWT-Prüfung)</text:p>
        </text:list-item>
        <text:list-item>
          <text:p text:style-name="P5"><text:span text:style-name="Strong_20_Emphasis">Soft Delete:</text:span> keine Hard Deletes (außer optional Cleanup)</text:p>
        </text:list-item>
        <text:list-item>
          <text:p text:style-name="P5"><text:span text:style-name="Strong_20_Emphasis">Audit-Felder (MUSS) je Entität:</text:span></text:p>
          <text:list>
            <text:list-item>
              <text:p text:style-name="P5"><text:span text:style-name="Source_20_Text">createdAt</text:span>, <text:span text:style-name="Source_20_Text">createdBy</text:span></text:p>
            </text:list-item>
            <text:list-item>
              <text:p text:style-name="P5"><text:span text:style-name="Source_20_Text">modifiedAt</text:span>, <text:span text:style-name="Source_20_Text">modifiedBy</text:span></text:p>
            </text:list-item>
            <text:list-item>
              <text:p text:style-name="P5"><text:span text:style-name="Source_20_Text">deletedAt</text:span>, <text:span text:style-name="Source_20_Text">deletedBy</text:span></text:p>
            </text:list-item>
          </text:list>
        </text:list-item>
      </text:list>
      <text:p text:style-name="Text_20_body"><text:span text:style-name="Source_20_Text"/></text:p>
      <text:h text:style-name="Heading_20_2" text:outline-level="2">5. Begriffe und Definitionen</text:h>
      <text:list xml:id="list3722981974402638462" text:style-name="L6">
        <text:list-item>
          <text:p text:style-name="P6"><text:span text:style-name="Strong_20_Emphasis">Tenant:</text:span> Mandant/Organisation</text:p>
        </text:list-item>
        <text:list-item>
          <text:p text:style-name="P6"><text:span text:style-name="Strong_20_Emphasis">Module:</text:span> Funktionsbereich (String-Key), z. B. <text:span text:style-name="Source_20_Text">timeentry</text:span>, <text:span text:style-name="Source_20_Text">crm</text:span>, <text:span text:style-name="Source_20_Text">inventory</text:span></text:p>
        </text:list-item>
        <text:list-item>
          <text:p text:style-name="P6"><text:span text:style-name="Strong_20_Emphasis">Permission:</text:span> atomare Aktion im Modul, <text:span text:style-name="Source_20_Text">moduleKey.action</text:span></text:p>
        </text:list-item>
        <text:list-item>
          <text:p text:style-name="P6"><text:span text:style-name="Strong_20_Emphasis">Role:</text:span> Bündel von Permissions, tenant-spezifisch</text:p>
        </text:list-item>
        <text:list-item>
          <text:p text:style-name="P6"><text:span text:style-name="Strong_20_Emphasis">Subject:</text:span> Identität (USER oder SERVICE_ACCOUNT)</text:p>
        </text:list-item>
        <text:list-item>
          <text:p text:style-name="P6"><text:span text:style-name="Strong_20_Emphasis">Scope:</text:span> optionaler Kontextbereich (<text:span text:style-name="Source_20_Text">scopeType</text:span>, <text:span text:style-name="Source_20_Text">scopeId</text:span>)</text:p>
        </text:list-item>
        <text:list-item>
          <text:p text:style-name="P6"><text:span text:style-name="Strong_20_Emphasis">Enablement:</text:span> Modul-Freigabe pro Tenant</text:p>
        </text:list-item>
      </text:list>
      <text:p text:style-name="Text_20_body"/>
      <text:h text:style-name="Heading_20_2" text:outline-level="2"><text:soft-page-break/>6. Fachliches Modell</text:h>
      <text:h text:style-name="Heading_20_3" text:outline-level="3">6.1 Module &amp; Permission-Katalog</text:h>
      <text:list xml:id="list2089337507888920511" text:style-name="L7">
        <text:list-item>
          <text:p text:style-name="P7">Module werden eindeutig über <text:span text:style-name="Source_20_Text">moduleKey</text:span> identifiziert.</text:p>
        </text:list-item>
        <text:list-item>
          <text:p text:style-name="P7">Permissions folgen der Konvention: <text:span text:style-name="Source_20_Text">moduleKey.action</text:span>.</text:p>
        </text:list-item>
      </text:list>
      <text:p text:style-name="Text_20_body"><text:span text:style-name="Strong_20_Emphasis">Standard-Actions (SOLL, generisch):</text:span></text:p>
      <text:list xml:id="list3331328815717869724" text:style-name="L8">
        <text:list-item>
          <text:p text:style-name="P8"><text:span text:style-name="Source_20_Text">read</text:span>, <text:span text:style-name="Source_20_Text">list</text:span>, <text:span text:style-name="Source_20_Text">create</text:span>, <text:span text:style-name="Source_20_Text">update</text:span>, <text:span text:style-name="Source_20_Text">delete</text:span></text:p>
        </text:list-item>
        <text:list-item>
          <text:p text:style-name="P8">optional: <text:span text:style-name="Source_20_Text">export</text:span>, <text:span text:style-name="Source_20_Text">approve</text:span>, <text:span text:style-name="Source_20_Text">configure</text:span>, <text:span text:style-name="Source_20_Text">admin</text:span></text:p>
        </text:list-item>
      </text:list>
      <text:p text:style-name="Text_20_body">Jedes Modul darf zusätzliche Actions definieren.</text:p>
      <text:h text:style-name="Heading_20_3" text:outline-level="3">6.2 Tenant-Modulfreigaben (Enablement)</text:h>
      <text:list xml:id="list853904625751771146" text:style-name="L9">
        <text:list-item>
          <text:p text:style-name="P9">Für jeden Tenant wird verwaltet, welche Module enabled sind.</text:p>
        </text:list-item>
        <text:list-item>
          <text:p text:style-name="P9">Modul disabled ⇒ Rechteauskunft für dieses Modul ist leer, unabhängig von Rollen.</text:p>
        </text:list-item>
      </text:list>
      <text:h text:style-name="Heading_20_3" text:outline-level="3">6.3 Rollen und Zuweisungen (RBAC)</text:h>
      <text:list xml:id="list2175355123782967745" text:style-name="L10">
        <text:list-item>
          <text:p text:style-name="P10">Rollen sind tenant-spezifisch.</text:p>
        </text:list-item>
        <text:list-item>
          <text:p text:style-name="P10">Ein Subject kann mehrere Rollen in einem Tenant besitzen.</text:p>
        </text:list-item>
        <text:list-item>
          <text:p text:style-name="P10">Effektive Permissions = Union aller erlaubten Permissions aus Rollen, gefiltert nach enabled Modulen.</text:p>
        </text:list-item>
      </text:list>
      <text:h text:style-name="Heading_20_3" text:outline-level="3">6.4 Scope-Modell (SOLL)</text:h>
      <text:list xml:id="list7983689142370422676" text:style-name="L11">
        <text:list-item>
          <text:p text:style-name="P11">Rollen-Zuweisungen können optional scope-gebunden sein.</text:p>
        </text:list-item>
        <text:list-item>
          <text:p text:style-name="P11">Scope = (<text:span text:style-name="Source_20_Text">scopeType</text:span>, <text:span text:style-name="Source_20_Text">scopeId</text:span>)</text:p>
        </text:list-item>
        <text:list-item>
          <text:p text:style-name="P11">Bei Rechteabfrage mit Scope zählen:</text:p>
          <text:list>
            <text:list-item>
              <text:p text:style-name="P11">globale Assignments (ohne Scope)</text:p>
            </text:list-item>
            <text:list-item>
              <text:p text:style-name="P11">Assignments, die exakt <text:span text:style-name="Source_20_Text">scopeType/scopeId</text:span> matchen</text:p>
            </text:list-item>
          </text:list>
        </text:list-item>
      </text:list>
      <text:h text:style-name="Heading_20_3" text:outline-level="3">6.5 Admin-Modelle</text:h>
      <text:h text:style-name="Heading_20_4" text:outline-level="4">6.5.1 Tenant Admin (MUSS)</text:h>
      <text:list xml:id="list130476534811636554" text:style-name="L12">
        <text:list-item>
          <text:p text:style-name="P12">Pro Tenant existiert mindestens ein Tenant Admin.</text:p>
        </text:list-item>
        <text:list-item>
          <text:p text:style-name="P12">Tenant Admin hat Vollzugriff auf alle enabled Module des Tenants:</text:p>
          <text:list>
            <text:list-item>
              <text:p text:style-name="P12">Rechteabfrage liefert alle Permissions des Moduls (wenn enabled).</text:p>
            </text:list-item>
          </text:list>
        </text:list-item>
        <text:list-item>
          <text:p text:style-name="P12">Letzter Tenant Admin darf nicht entfernt oder deaktiviert werden.</text:p>
        </text:list-item>
        <text:list-item>
          <text:p text:style-name="P12">Tenant Admin wird erst bei Tenant-Löschung entfernt/archiviert.</text:p>
        </text:list-item>
      </text:list>
      <text:h text:style-name="Heading_20_4" text:outline-level="4">6.5.2 System Admin (MUSS)</text:h>
      <text:list xml:id="list3883847026174730158" text:style-name="L13">
        <text:list-item>
          <text:p text:style-name="P13">System Admin ist tenant-unabhängig.</text:p>
        </text:list-item>
        <text:list-item>
          <text:p text:style-name="P13"><text:soft-page-break/>System Admin kann Module, Permission-Kataloge und Tenant-Modulfreigaben verwalten.</text:p>
        </text:list-item>
      </text:list>
      <text:h text:style-name="Heading_20_3" text:outline-level="3">6.6 Service Accounts (MUSS)</text:h>
      <text:list xml:id="list5516285951612037069" text:style-name="L14">
        <text:list-item>
          <text:p text:style-name="P14">Service Accounts sind Subjects mit <text:span text:style-name="Source_20_Text">subjectType=SERVICE</text:span>.</text:p>
        </text:list-item>
        <text:list-item>
          <text:p text:style-name="P14">Rollen/Assignments je Tenant sind möglich.</text:p>
        </text:list-item>
      </text:list>
      <text:h text:style-name="Heading_20_3" text:outline-level="3">6.7 Deny / Overrides (SOLL)</text:h>
      <text:list xml:id="list315758103017067439" text:style-name="L15">
        <text:list-item>
          <text:p text:style-name="P15">IAM unterstützt optional Deny-Permissions.</text:p>
        </text:list-item>
        <text:list-item>
          <text:p text:style-name="P15">Regel: Deny gewinnt gegen Allow.</text:p>
        </text:list-item>
      </text:list>
      <text:h text:style-name="Heading_20_3" text:outline-level="3">6.8 permVersion (SOLL)</text:h>
      <text:list xml:id="list1873679295358488536" text:style-name="L16">
        <text:list-item>
          <text:p text:style-name="P16">IAM verwaltet eine Berechtigungsversion pro <text:span text:style-name="Source_20_Text">(tenantId, subjectId)</text:span>.</text:p>
        </text:list-item>
        <text:list-item>
          <text:p text:style-name="P16">Erhöhung bei Rollen/Assignment/RolePermission Änderungen.</text:p>
        </text:list-item>
        <text:list-item>
          <text:p text:style-name="P16">Wird in Rechteantworten optional mitgeliefert.</text:p>
        </text:list-item>
      </text:list>
      <text:p text:style-name="Text_20_body"/>
      <text:h text:style-name="Heading_20_2" text:outline-level="2">7. Funktionale Anforderungen</text:h>
      <text:h text:style-name="Heading_20_3" text:outline-level="3">7.1 Rechteabfrage pro Modul (Kernfunktion) – MUSS</text:h>
      <text:p text:style-name="Text_20_body"><text:span text:style-name="Strong_20_Emphasis">FR-001:</text:span> IAM liefert effektive Permissions für <text:span text:style-name="Source_20_Text">(tenantId, subjectId, moduleKey)</text:span>.</text:p>
      <text:p text:style-name="Text_20_body"><text:span text:style-name="Strong_20_Emphasis">Response enthält:</text:span></text:p>
      <text:list xml:id="list2680036018348001815" text:style-name="L17">
        <text:list-item>
          <text:p text:style-name="P17"><text:span text:style-name="Source_20_Text">enabled</text:span></text:p>
        </text:list-item>
        <text:list-item>
          <text:p text:style-name="P17"><text:span text:style-name="Source_20_Text">permissions[]</text:span></text:p>
        </text:list-item>
        <text:list-item>
          <text:p text:style-name="P17">optional <text:span text:style-name="Source_20_Text">permVersion</text:span></text:p>
        </text:list-item>
      </text:list>
      <text:p text:style-name="Text_20_body">Beispiel:</text:p>
      <text:p text:style-name="P44"><text:span text:style-name="Source_20_Text">{</text:span></text:p>
      <text:p text:style-name="P44"><text:span text:style-name="Source_20_Text"><text:s text:c="2"/>"tenantId": "t-123",</text:span></text:p>
      <text:p text:style-name="P44"><text:span text:style-name="Source_20_Text"><text:s text:c="2"/>"subjectId": "u-456",</text:span></text:p>
      <text:p text:style-name="P44"><text:span text:style-name="Source_20_Text"><text:s text:c="2"/>"subjectType": "USER",</text:span></text:p>
      <text:p text:style-name="P44"><text:span text:style-name="Source_20_Text"><text:s text:c="2"/>"moduleKey": "timeentry",</text:span></text:p>
      <text:p text:style-name="P44"><text:span text:style-name="Source_20_Text"><text:s text:c="2"/>"enabled": true,</text:span></text:p>
      <text:p text:style-name="P44"><text:span text:style-name="Source_20_Text"><text:s text:c="2"/>"permissions": ["timeentry.read", "timeentry.create"],</text:span></text:p>
      <text:p text:style-name="P44"><text:span text:style-name="Source_20_Text"><text:s text:c="2"/>"permVersion": 17</text:span></text:p>
      <text:p text:style-name="P45"><text:span text:style-name="Source_20_Text">}</text:span></text:p>
      <text:p text:style-name="Text_20_body"><text:span text:style-name="Strong_20_Emphasis">Regeln:</text:span></text:p>
      <text:list xml:id="list6259713655675279414" text:style-name="L18">
        <text:list-item>
          <text:p text:style-name="P18">Modul disabled ⇒ <text:span text:style-name="Source_20_Text">enabled=false</text:span>, <text:span text:style-name="Source_20_Text">permissions=[]</text:span></text:p>
        </text:list-item>
        <text:list-item>
          <text:p text:style-name="P18">Keine Rollen ⇒ <text:span text:style-name="Source_20_Text">enabled=true</text:span>, <text:span text:style-name="Source_20_Text">permissions=[]</text:span></text:p>
        </text:list-item>
        <text:list-item>
          <text:p text:style-name="P18">Tenant Admin ⇒ alle Permissions des Moduls (wenn enabled)</text:p>
        </text:list-item>
      </text:list>
      <text:h text:style-name="Heading_20_3" text:outline-level="3"><text:soft-page-break/>7.2 Modulverwaltung – MUSS (System Admin)</text:h>
      <text:list xml:id="list8341958711145283766" text:style-name="L19">
        <text:list-item>
          <text:p text:style-name="P19"><text:span text:style-name="Strong_20_Emphasis">FR-010:</text:span> Module registrieren</text:p>
        </text:list-item>
        <text:list-item>
          <text:p text:style-name="P19"><text:span text:style-name="Strong_20_Emphasis">FR-011:</text:span> Module archivieren/deaktivieren (Soft Delete/Status)</text:p>
        </text:list-item>
        <text:list-item>
          <text:p text:style-name="P19"><text:span text:style-name="Strong_20_Emphasis">FR-012:</text:span> Permission-Katalog erweitern (neue Actions)</text:p>
        </text:list-item>
      </text:list>
      <text:h text:style-name="Heading_20_3" text:outline-level="3">7.3 Tenant Module Enablement – MUSS (System Admin)</text:h>
      <text:list xml:id="list7575146902886823709" text:style-name="L20">
        <text:list-item>
          <text:p text:style-name="P20"><text:span text:style-name="Strong_20_Emphasis">FR-020:</text:span> enable/disable Modul je Tenant</text:p>
        </text:list-item>
        <text:list-item>
          <text:p text:style-name="P20"><text:span text:style-name="Strong_20_Emphasis">FR-021:</text:span> disable filtert alle Rechte des Moduls</text:p>
        </text:list-item>
      </text:list>
      <text:h text:style-name="Heading_20_3" text:outline-level="3">7.4 Rollenverwaltung – MUSS (Tenant Admin)</text:h>
      <text:list xml:id="list3032170056791552855" text:style-name="L21">
        <text:list-item>
          <text:p text:style-name="P21"><text:span text:style-name="Strong_20_Emphasis">FR-030:</text:span> Rollen CRUD pro Tenant</text:p>
        </text:list-item>
        <text:list-item>
          <text:p text:style-name="P21"><text:span text:style-name="Strong_20_Emphasis">FR-031:</text:span> Rollen-Permissions pflegen</text:p>
        </text:list-item>
        <text:list-item>
          <text:p text:style-name="P21"><text:span text:style-name="Strong_20_Emphasis">FR-032:</text:span> Validation: nur bekannte Permissions zulassen</text:p>
        </text:list-item>
      </text:list>
      <text:h text:style-name="Heading_20_3" text:outline-level="3">7.5 Assignments – MUSS (Tenant Admin)</text:h>
      <text:list xml:id="list5692378265098195091" text:style-name="L22">
        <text:list-item>
          <text:p text:style-name="P22"><text:span text:style-name="Strong_20_Emphasis">FR-040:</text:span> Role Assign/Unassign an Subjects pro Tenant</text:p>
        </text:list-item>
        <text:list-item>
          <text:p text:style-name="P22"><text:span text:style-name="Strong_20_Emphasis">FR-041:</text:span> optional Scope beim Assignment</text:p>
        </text:list-item>
      </text:list>
      <text:h text:style-name="Heading_20_3" text:outline-level="3">7.6 Tenant Admin Regeln – MUSS</text:h>
      <text:list xml:id="list5004846420127728466" text:style-name="L23">
        <text:list-item>
          <text:p text:style-name="P23"><text:span text:style-name="Strong_20_Emphasis">FR-050:</text:span> Tenant Admins verwalten</text:p>
        </text:list-item>
        <text:list-item>
          <text:p text:style-name="P23"><text:span text:style-name="Strong_20_Emphasis">FR-051:</text:span> letzter Tenant Admin darf nicht entfernt/deaktiviert werden (409)</text:p>
        </text:list-item>
        <text:list-item>
          <text:p text:style-name="P23"><text:span text:style-name="Strong_20_Emphasis">FR-052:</text:span> Tenant Admin Löschung nur mit Tenant-Löschung</text:p>
        </text:list-item>
      </text:list>
      <text:h text:style-name="Heading_20_3" text:outline-level="3">7.7 System Admin – MUSS</text:h>
      <text:list xml:id="list7791516212018610408" text:style-name="L24">
        <text:list-item>
          <text:p text:style-name="P24"><text:span text:style-name="Strong_20_Emphasis">FR-060:</text:span> System Admins verwalten</text:p>
        </text:list-item>
      </text:list>
      <text:h text:style-name="Heading_20_3" text:outline-level="3">7.8 Service Accounts – MUSS</text:h>
      <text:list xml:id="list1766851781356667397" text:style-name="L25">
        <text:list-item>
          <text:p text:style-name="P25"><text:span text:style-name="Strong_20_Emphasis">FR-070:</text:span> CRUD Service Accounts</text:p>
        </text:list-item>
        <text:list-item>
          <text:p text:style-name="P25"><text:span text:style-name="Strong_20_Emphasis">FR-071:</text:span> Assignments für Service Accounts</text:p>
        </text:list-item>
      </text:list>
      <text:h text:style-name="Heading_20_3" text:outline-level="3">7.9 Events – SOLL</text:h>
      <text:list xml:id="list5341657339064190830" text:style-name="L26">
        <text:list-item>
          <text:p text:style-name="P26"><text:span text:style-name="Strong_20_Emphasis">FR-080:</text:span> Events bei Rollen/Assignments/Enablement Änderungen</text:p>
        </text:list-item>
      </text:list>
      <text:h text:style-name="Heading_20_3" text:outline-level="3">7.10 authorize() – KANN</text:h>
      <text:list xml:id="list7454294778628814784" text:style-name="L27">
        <text:list-item>
          <text:p text:style-name="P27"><text:span text:style-name="Strong_20_Emphasis">FR-090:</text:span> Allow/Deny Entscheidung pro Action (optional, später)</text:p>
        </text:list-item>
      </text:list>
      <text:h text:style-name="Heading_20_2" text:outline-level="2"><text:soft-page-break/>8. API-Spezifikation (REST v1)</text:h>
      <text:h text:style-name="Heading_20_3" text:outline-level="3">8.1 Rechteabfrage</text:h>
      <text:list xml:id="list4163990738738507139" text:style-name="L28">
        <text:list-item>
          <text:p text:style-name="P28"><text:span text:style-name="Source_20_Text">GET /v1/tenants/{tenantId}/subjects/{subjectId}/modules/{moduleKey}/permissions</text:span></text:p>
          <text:list>
            <text:list-item>
              <text:p text:style-name="P28">Query optional: <text:span text:style-name="Source_20_Text">subjectType=USER|SERVICE</text:span></text:p>
            </text:list-item>
            <text:list-item>
              <text:p text:style-name="P28">Query optional: <text:span text:style-name="Source_20_Text">scopeType</text:span>, <text:span text:style-name="Source_20_Text">scopeId</text:span></text:p>
            </text:list-item>
          </text:list>
        </text:list-item>
      </text:list>
      <text:h text:style-name="Heading_20_3" text:outline-level="3">8.2 Module &amp; Permissions (System Admin)</text:h>
      <text:list xml:id="list8494114215054507495" text:style-name="L29">
        <text:list-item>
          <text:p text:style-name="P29"><text:span text:style-name="Source_20_Text">GET /v1/modules</text:span></text:p>
        </text:list-item>
        <text:list-item>
          <text:p text:style-name="P29"><text:span text:style-name="Source_20_Text">POST /v1/modules</text:span></text:p>
        </text:list-item>
        <text:list-item>
          <text:p text:style-name="P29"><text:span text:style-name="Source_20_Text">PATCH /v1/modules/{moduleKey}</text:span></text:p>
        </text:list-item>
        <text:list-item>
          <text:p text:style-name="P29"><text:span text:style-name="Source_20_Text">POST /v1/modules/{moduleKey}/permissions</text:span></text:p>
        </text:list-item>
      </text:list>
      <text:h text:style-name="Heading_20_3" text:outline-level="3">8.3 Tenant Enablement (System Admin)</text:h>
      <text:list xml:id="list2188036866503992715" text:style-name="L30">
        <text:list-item>
          <text:p text:style-name="P30"><text:span text:style-name="Source_20_Text">GET /v1/tenants/{tenantId}/modules</text:span></text:p>
        </text:list-item>
        <text:list-item>
          <text:p text:style-name="P30"><text:span text:style-name="Source_20_Text">POST /v1/tenants/{tenantId}/modules/{moduleKey}:enable</text:span></text:p>
        </text:list-item>
        <text:list-item>
          <text:p text:style-name="P30"><text:span text:style-name="Source_20_Text">POST /v1/tenants/{tenantId}/modules/{moduleKey}:disable</text:span></text:p>
        </text:list-item>
      </text:list>
      <text:h text:style-name="Heading_20_3" text:outline-level="3">8.4 Roles &amp; Assignments (Tenant Admin)</text:h>
      <text:list xml:id="list7247487020466633301" text:style-name="L31">
        <text:list-item>
          <text:p text:style-name="P31"><text:span text:style-name="Source_20_Text">GET /v1/tenants/{tenantId}/roles</text:span></text:p>
        </text:list-item>
        <text:list-item>
          <text:p text:style-name="P31"><text:span text:style-name="Source_20_Text">POST /v1/tenants/{tenantId}/roles</text:span></text:p>
        </text:list-item>
        <text:list-item>
          <text:p text:style-name="P31"><text:span text:style-name="Source_20_Text">PATCH /v1/tenants/{tenantId}/roles/{roleId}</text:span></text:p>
        </text:list-item>
        <text:list-item>
          <text:p text:style-name="P31"><text:span text:style-name="Source_20_Text">POST /v1/tenants/{tenantId}/roles/{roleId}/permissions</text:span></text:p>
        </text:list-item>
        <text:list-item>
          <text:p text:style-name="P31"><text:span text:style-name="Source_20_Text">POST /v1/tenants/{tenantId}/subjects/{subjectId}/roles</text:span></text:p>
        </text:list-item>
        <text:list-item>
          <text:p text:style-name="P31"><text:span text:style-name="Source_20_Text">DELETE /v1/tenants/{tenantId}/subjects/{subjectId}/roles/{roleId}</text:span></text:p>
        </text:list-item>
      </text:list>
      <text:h text:style-name="Heading_20_3" text:outline-level="3">8.5 Admin Endpoints</text:h>
      <text:p text:style-name="Text_20_body">Tenant Admins:</text:p>
      <text:list xml:id="list3081184277943172952" text:style-name="L32">
        <text:list-item>
          <text:p text:style-name="P32"><text:span text:style-name="Source_20_Text">GET /v1/tenants/{tenantId}/admins</text:span></text:p>
        </text:list-item>
        <text:list-item>
          <text:p text:style-name="P32"><text:span text:style-name="Source_20_Text">POST /v1/tenants/{tenantId}/admins</text:span></text:p>
        </text:list-item>
        <text:list-item>
          <text:p text:style-name="P32"><text:span text:style-name="Source_20_Text">DELETE /v1/tenants/{tenantId}/admins/{userId}</text:span> (Last-Admin-Schutz)</text:p>
        </text:list-item>
      </text:list>
      <text:p text:style-name="Text_20_body">System Admins:</text:p>
      <text:list xml:id="list3880401139175196071" text:style-name="L33">
        <text:list-item>
          <text:p text:style-name="P33"><text:span text:style-name="Source_20_Text">GET /v1/system-admins</text:span></text:p>
        </text:list-item>
        <text:list-item>
          <text:p text:style-name="P33"><text:span text:style-name="Source_20_Text">POST /v1/system-admins</text:span></text:p>
        </text:list-item>
        <text:list-item>
          <text:p text:style-name="P33"><text:span text:style-name="Source_20_Text">DELETE /v1/system-admins/{userId}</text:span></text:p>
        </text:list-item>
      </text:list>
      <text:h text:style-name="Heading_20_3" text:outline-level="3"><text:soft-page-break/>8.6 Service Accounts</text:h>
      <text:list xml:id="list7130174065295896218" text:style-name="L34">
        <text:list-item>
          <text:p text:style-name="P34"><text:span text:style-name="Source_20_Text">GET /v1/service-accounts</text:span></text:p>
        </text:list-item>
        <text:list-item>
          <text:p text:style-name="P34"><text:span text:style-name="Source_20_Text">POST /v1/service-accounts</text:span></text:p>
        </text:list-item>
        <text:list-item>
          <text:p text:style-name="P34"><text:span text:style-name="Source_20_Text">PATCH /v1/service-accounts/{id}</text:span></text:p>
        </text:list-item>
        <text:list-item>
          <text:p text:style-name="P34"><text:span text:style-name="Source_20_Text">DELETE /v1/service-accounts/{id}</text:span> (Soft Delete)</text:p>
        </text:list-item>
      </text:list>
      <text:p text:style-name="Text_20_body"/>
      <text:h text:style-name="Heading_20_2" text:outline-level="2">9. Datenmodell (MySQL) – logisch</text:h>
      <text:h text:style-name="Heading_20_3" text:outline-level="3">9.1 Tabellen (Vorschlag)</text:h>
      <text:list xml:id="list7257461212305709526" text:style-name="L35">
        <text:list-item>
          <text:p text:style-name="P35"><text:span text:style-name="Source_20_Text">iam_module</text:span></text:p>
        </text:list-item>
        <text:list-item>
          <text:p text:style-name="P35"><text:span text:style-name="Source_20_Text">iam_permission</text:span></text:p>
        </text:list-item>
        <text:list-item>
          <text:p text:style-name="P35"><text:span text:style-name="Source_20_Text">iam_tenant_module</text:span></text:p>
        </text:list-item>
        <text:list-item>
          <text:p text:style-name="P35"><text:span text:style-name="Source_20_Text">iam_role</text:span></text:p>
        </text:list-item>
        <text:list-item>
          <text:p text:style-name="P35"><text:span text:style-name="Source_20_Text">iam_role_permission</text:span></text:p>
        </text:list-item>
        <text:list-item>
          <text:p text:style-name="P35"><text:span text:style-name="Source_20_Text">iam_subject</text:span> (USER/SERVICE)</text:p>
        </text:list-item>
        <text:list-item>
          <text:p text:style-name="P35"><text:span text:style-name="Source_20_Text">iam_assignment</text:span> (mit optional scope_type, scope_id)</text:p>
        </text:list-item>
        <text:list-item>
          <text:p text:style-name="P35"><text:span text:style-name="Source_20_Text">iam_tenant_admin</text:span></text:p>
        </text:list-item>
        <text:list-item>
          <text:p text:style-name="P35"><text:span text:style-name="Source_20_Text">iam_system_admin</text:span></text:p>
        </text:list-item>
        <text:list-item>
          <text:p text:style-name="P35"><text:span text:style-name="Source_20_Text">iam_perm_version</text:span></text:p>
        </text:list-item>
      </text:list>
      <text:h text:style-name="Heading_20_3" text:outline-level="3">9.2 Indizes</text:h>
      <text:list xml:id="list4487434065943136535" text:style-name="L36">
        <text:list-item>
          <text:p text:style-name="P36"><text:span text:style-name="Source_20_Text">iam_module(module_key)</text:span></text:p>
        </text:list-item>
        <text:list-item>
          <text:p text:style-name="P36"><text:span text:style-name="Source_20_Text">iam_permission(code)</text:span></text:p>
        </text:list-item>
        <text:list-item>
          <text:p text:style-name="P36"><text:span text:style-name="Source_20_Text">iam_tenant_module(tenant_id, module_id)</text:span></text:p>
        </text:list-item>
        <text:list-item>
          <text:p text:style-name="P36"><text:span text:style-name="Source_20_Text">iam_role(tenant_id, name)</text:span></text:p>
        </text:list-item>
        <text:list-item>
          <text:p text:style-name="P36"><text:span text:style-name="Source_20_Text">iam_assignment(tenant_id, subject_id)</text:span></text:p>
        </text:list-item>
        <text:list-item>
          <text:p text:style-name="P36"><text:span text:style-name="Source_20_Text">iam_perm_version(tenant_id, subject_id)</text:span></text:p>
        </text:list-item>
      </text:list>
      <text:h text:style-name="Heading_20_3" text:outline-level="3">9.3 Geschäftsregeln</text:h>
      <text:list xml:id="list4100471960679402090" text:style-name="L37">
        <text:list-item>
          <text:p text:style-name="P37">mindestens 1 Tenant Admin pro Tenant</text:p>
        </text:list-item>
        <text:list-item>
          <text:p text:style-name="P37">modul disabled ⇒ Rechteauskunft leer</text:p>
        </text:list-item>
        <text:list-item>
          <text:p text:style-name="P37">Soft Delete wird bei allen Queries berücksichtigt</text:p>
        </text:list-item>
      </text:list>
      <text:h text:style-name="Heading_20_2" text:outline-level="2"><text:soft-page-break/>10. Security-Konzept (Option A – JWT) – MUSS</text:h>
      <text:h text:style-name="Heading_20_3" text:outline-level="3">10.1 Grundsatz</text:h>
      <text:p text:style-name="Text_20_body">Der IAM-Service ist ein <text:span text:style-name="Strong_20_Emphasis">Resource Server</text:span> und prüft JWTs. Der IAM-Service stellt <text:span text:style-name="Strong_20_Emphasis">keine</text:span> Tokens aus.</text:p>
      <text:h text:style-name="Heading_20_3" text:outline-level="3">10.2 JWT Mindest-Claims</text:h>
      <text:p text:style-name="Text_20_body">JWT muss mindestens enthalten:</text:p>
      <text:list xml:id="list6609619957536146872" text:style-name="L38">
        <text:list-item>
          <text:p text:style-name="P38"><text:span text:style-name="Source_20_Text">sub</text:span> oder <text:span text:style-name="Source_20_Text">subjectId</text:span> (eindeutige Identität)</text:p>
        </text:list-item>
        <text:list-item>
          <text:p text:style-name="P38">optional <text:span text:style-name="Source_20_Text">subjectType</text:span> (USER/SERVICE)</text:p>
        </text:list-item>
        <text:list-item>
          <text:p text:style-name="P38">optional <text:span text:style-name="Source_20_Text">tenantId</text:span> (wenn im Token enthalten), ansonsten Tenant im Request und Membership-Check</text:p>
        </text:list-item>
      </text:list>
      <text:h text:style-name="Heading_20_3" text:outline-level="3">10.3 Zugriffskontrolle</text:h>
      <text:list xml:id="list6662686913014813830" text:style-name="L39">
        <text:list-item>
          <text:p text:style-name="P39">Admin-Endpunkte:</text:p>
          <text:list>
            <text:list-item>
              <text:p text:style-name="P39">nur System Admin bzw. Tenant Admin (method-level security)</text:p>
            </text:list-item>
          </text:list>
        </text:list-item>
        <text:list-item>
          <text:p text:style-name="P39">Rechteabfrage:</text:p>
          <text:list>
            <text:list-item>
              <text:p text:style-name="P39">nur für Subjects mit Tenant-Membership oder Admin-Rechten</text:p>
            </text:list-item>
          </text:list>
        </text:list-item>
        <text:list-item>
          <text:p text:style-name="P39">Externe Zugriffe:</text:p>
          <text:list>
            <text:list-item>
              <text:p text:style-name="P39">IAM wird nicht öffentlich exponiert (Deployment-Vorgabe), zusätzlich JWT Pflicht</text:p>
            </text:list-item>
          </text:list>
        </text:list-item>
      </text:list>
      <text:h text:style-name="Heading_20_2" text:outline-level="2">11. Fehlersemantik (MUSS)</text:h>
      <text:list xml:id="list6120348206604413908" text:style-name="L40">
        <text:list-item>
          <text:p text:style-name="P40"><text:span text:style-name="Source_20_Text">401</text:span> no/invalid token</text:p>
        </text:list-item>
        <text:list-item>
          <text:p text:style-name="P40"><text:span text:style-name="Source_20_Text">403</text:span> forbidden (tenant mismatch / no rights)</text:p>
        </text:list-item>
        <text:list-item>
          <text:p text:style-name="P40"><text:span text:style-name="Source_20_Text">404</text:span> unknown module (falls strikt)</text:p>
        </text:list-item>
        <text:list-item>
          <text:p text:style-name="P40"><text:span text:style-name="Source_20_Text">409</text:span> last tenant admin etc.</text:p>
        </text:list-item>
      </text:list>
      <text:p text:style-name="Text_20_body">Standard-Error:</text:p>
      <text:p text:style-name="P44"><text:span text:style-name="Source_20_Text">{</text:span></text:p>
      <text:p text:style-name="P44"><text:span text:style-name="Source_20_Text"><text:s text:c="2"/>"errorCode": "LAST_TENANT_ADMIN",</text:span></text:p>
      <text:p text:style-name="P44"><text:span text:style-name="Source_20_Text"><text:s text:c="2"/>"message": "Der letzte Tenant Admin kann nicht entfernt werden.",</text:span></text:p>
      <text:p text:style-name="P44"><text:span text:style-name="Source_20_Text"><text:s text:c="2"/>"correlationId": "abc-123",</text:span></text:p>
      <text:p text:style-name="P44"><text:span text:style-name="Source_20_Text"><text:s text:c="2"/>"details": {}</text:span></text:p>
      <text:p text:style-name="P45"><text:span text:style-name="Source_20_Text">}</text:span></text:p>
      <text:h text:style-name="Heading_20_2" text:outline-level="2">12. Events (SOLL)</text:h>
      <text:p text:style-name="Text_20_body">IAM publiziert Events bei:</text:p>
      <text:list xml:id="list5003863176697746094" text:style-name="L41">
        <text:list-item>
          <text:p text:style-name="P41">RoleUpdated, AssignmentChanged, TenantModuleEnabled/Disabled, TenantAdminChanged, SystemAdminChanged<text:line-break/>Payload enthält:</text:p>
        </text:list-item>
        <text:list-item>
          <text:p text:style-name="P41">tenantId (falls relevant), actorUserId, subjectId, eventType, timestamp, permVersion</text:p>
        </text:list-item>
      </text:list>
      <text:h text:style-name="Heading_20_2" text:outline-level="2"><text:soft-page-break/>13. Nichtfunktionale Anforderungen</text:h>
      <text:list xml:id="list7534167162546274859" text:style-name="L42">
        <text:list-item>
          <text:p text:style-name="P42">p95 Permission Lookup &lt; 50ms (warm)</text:p>
        </text:list-item>
        <text:list-item>
          <text:p text:style-name="P42">horizontal skalierbar</text:p>
        </text:list-item>
        <text:list-item>
          <text:p text:style-name="P42">Migrationen per Flyway/Liquibase</text:p>
        </text:list-item>
        <text:list-item>
          <text:p text:style-name="P42">Integrationstests mit Testcontainers empfohlen</text:p>
        </text:list-item>
      </text:list>
      <text:p text:style-name="Text_20_body"/>
      <text:h text:style-name="Heading_20_2" text:outline-level="2">14. Abnahmekriterien (Auszug)</text:h>
      <text:list xml:id="list1820066766090321020" text:style-name="L43">
        <text:list-item>
          <text:p text:style-name="P43">Modul disabled ⇒ <text:span text:style-name="Source_20_Text">enabled=false</text:span>, <text:span text:style-name="Source_20_Text">permissions=[]</text:span></text:p>
        </text:list-item>
        <text:list-item>
          <text:p text:style-name="P43">letzter Tenant Admin kann nicht entfernt werden (409)</text:p>
        </text:list-item>
        <text:list-item>
          <text:p text:style-name="P43">System Admin kann Module/Permissions hinzufügen</text:p>
        </text:list-item>
        <text:list-item>
          <text:p text:style-name="P43">Service Accounts funktionieren analog zu Users</text:p>
        </text:list-item>
        <text:list-item>
          <text:p text:style-name="P43">JWT-Pflicht für alle Endpunkt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Standar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2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Arial1" fo:font-size="24pt" fo:font-weight="bold" style:font-name-asian="SimSun" style:font-size-asian="24pt" style:font-weight-asian="bold" style:font-name-complex="Arial3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Arial1" fo:font-size="14pt" fo:font-weight="bold" style:font-name-asian="SimSun" style:font-size-asian="18pt" style:font-weight-asian="bold" style:font-name-complex="Arial3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Arial1" fo:font-size="12pt" fo:font-weight="bold" style:font-name-asian="SimSun" style:font-size-asian="14pt" style:font-weight-asian="bold" style:font-name-complex="Arial3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Meyer</meta:initial-creator>
    <meta:creation-date>2026-02-08T13:29:47.55</meta:creation-date>
    <meta:document-statistic meta:table-count="0" meta:image-count="0" meta:object-count="0" meta:page-count="9" meta:paragraph-count="240" meta:word-count="1210" meta:character-count="9515"/>
    <dc:date>2026-02-08T15:11:38.39</dc:date>
    <dc:creator>Thomas Meyer</dc:creator>
    <meta:editing-duration>PT1H41M51S</meta:editing-duration>
    <meta:editing-cycles>1</meta:editing-cycles>
    <meta:generator>OpenOffice/4.1.15$Win32 OpenOffice.org_project/4115m2$Build-9813</meta:generator>
  </office:meta>
</office:document-meta>
</file>